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3" style:family="table">
      <style:table-properties style:width="6.9278in" table:align="left" style:writing-mode="lr-tb"/>
    </style:style>
    <style:style style:name="Table3.A" style:family="table-column">
      <style:table-column-properties style:column-width="1.7313in"/>
    </style:style>
    <style:style style:name="Table3.D" style:family="table-column">
      <style:table-column-properties style:column-width="1.734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D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D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Text_20_body_20_indent">
      <style:text-properties fo:color="#280099"/>
    </style:style>
    <style:style style:name="P2" style:family="paragraph" style:parent-style-name="Text_20_body_20_indent">
      <style:paragraph-properties fo:margin-left="0.4902in" fo:margin-right="0in" fo:text-indent="0in" style:auto-text-indent="false"/>
    </style:style>
    <style:style style:name="P3" style:family="paragraph" style:parent-style-name="Standard" style:list-style-name="">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Times New Roman" fo:font-size="12pt" style:font-name-asian="Helvetica" style:font-size-asian="12pt" style:font-name-complex="Helvetica" style:font-size-complex="12pt"/>
    </style:style>
    <style:style style:name="P4" style:family="paragraph" style:parent-style-name="Standard" style:list-style-name="">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Times New Roman" fo:font-size="12pt" style:font-name-asian="Helvetica" style:font-size-asian="12pt" style:font-name-complex="Helvetica" style:font-size-complex="12pt"/>
    </style:style>
    <style:style style:name="P5" style:family="paragraph" style:parent-style-name="Standard" style:list-style-name="">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 fo:font-size="12pt" style:font-size-asian="12pt" style:font-size-complex="12pt"/>
    </style:style>
    <style:style style:name="P6" style:family="paragraph" style:parent-style-name="Standard" style:list-style-name="">
      <style:paragraph-properties style:text-autospace="none"/>
      <style:text-properties style:font-name="Times New Roman" fo:font-size="12pt" style:font-size-asian="12pt" style:font-size-complex="12pt"/>
    </style:style>
    <style:style style:name="P7" style:family="paragraph" style:parent-style-name="Heading_20_3">
      <style:paragraph-properties fo:break-before="page"/>
    </style:style>
    <style:style style:name="P8" style:family="paragraph" style:parent-style-name="Heading_20_1">
      <style:paragraph-properties fo:break-before="page"/>
    </style:style>
    <style:style style:name="P9"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0" style:family="paragraph" style:parent-style-name="Table_20_Contents">
      <style:paragraph-properties style:snap-to-layout-grid="false"/>
      <style:text-properties fo:font-weight="normal" style:font-weight-asian="normal" style:font-weight-complex="normal"/>
    </style:style>
    <style:style style:name="P11" style:family="paragraph" style:parent-style-name="Table_20_Contents">
      <style:paragraph-properties style:snap-to-layout-grid="false"/>
    </style:style>
    <style:style style:name="T1" style:family="text">
      <style:text-properties style:use-window-font-color="true" style:font-name-asian="Helvetica" style:font-name-complex="Helvetica"/>
    </style:style>
    <style:style style:name="T2" style:family="text">
      <style:text-properties style:use-window-font-color="true" style:font-name-asian="LucidaGrande" style:font-name-complex="LucidaGrande"/>
    </style:style>
    <style:style style:name="T3" style:family="text">
      <style:text-properties fo:color="#2800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NERvA Muon Decay Event Activities Teacher Guide</text:p>
      <text:p text:style-name="P3"/>
      <text:h text:style-name="Heading_20_1" text:outline-level="1">I. Why Do You Want MINERvA in Your Curriculum?</text:h>
      <text:p text:style-name="P3"/>
      <text:p text:style-name="Text_20_body_20_indent">Explore cutting edge science in the fascinating world of particle physics.</text:p>
      <text:p text:style-name="Text_20_body_20_indent"/>
      <text:p text:style-name="Text_20_body_20_indent">Students use real data to determine the lifetime and half-life of anti-muon neutrinos.</text:p>
      <text:p text:style-name="Text_20_body_20_indent"/>
      <text:p text:style-name="Text_20_body_20_indent">Understanding matter and anti-matter.</text:p>
      <text:p text:style-name="Text_20_body_20_indent"/>
      <text:p text:style-name="Text_20_body_20_indent">Explore standard physics topics like conservation of energy and matter, and principles of radioactive decay with a new twist in particle physics.</text:p>
      <text:p text:style-name="Text_20_body_20_indent"/>
      <text:p text:style-name="Text_20_body_20_indent">Provides insight into how real science creatively solves problems and explores the unseen world of fundamental particles.</text:p>
      <text:p text:style-name="Text_20_body_20_indent"/>
      <text:p text:style-name="Text_20_body_20_indent">You don't have to be Einstein to get involved with particle physics. </text:p>
      <text:p text:style-name="Text_20_body_20_indent"/>
      <text:p text:style-name="Text_20_body_20_indent">Choose as much or as little as you like to add depth to your physics curriculum.</text:p>
      <text:p text:style-name="P3"/>
      <text:p text:style-name="P3"/>
      <text:p text:style-name="P3"/>
      <text:h text:style-name="P8" text:outline-level="1">II. Overview of Muon decay activities:</text:h>
      <text:p text:style-name="P3"/>
      <text:p text:style-name="Text_20_body_20_indent">Students use actual MINERvA detector event data to record muon decay events, study conservation of energy, and understand decay processes at the sub-atomic level, and calculate average lifetimes, and half-lives of muons. </text:p>
      <text:p text:style-name="Text_20_body_20_indent">Here is a suggested outline for teaching this activity. <text:s/>It is only a suggestion. <text:s/>Please feel free to pick and choose your assignments to meet the needs of your students.</text:p>
      <text:p text:style-name="P3"/>
      <text:p text:style-name="Standard"/>
      <text:p text:style-name="Standard"/>
      <table:table table:name="Table3" table:style-name="Table3">
        <table:table-column table:style-name="Table3.A" table:number-columns-repeated="3"/>
        <table:table-column table:style-name="Table3.D"/>
        <table:table-row table:style-name="Table3.1">
          <table:table-cell table:style-name="Table3.A1" office:value-type="string">
            <text:p text:style-name="P9">Day 1</text:p>
          </table:table-cell>
          <table:table-cell table:style-name="Table3.A1" office:value-type="string">
            <text:p text:style-name="P9">Day 2</text:p>
          </table:table-cell>
          <table:table-cell table:style-name="Table3.A1" office:value-type="string">
            <text:p text:style-name="P9">Day 3</text:p>
          </table:table-cell>
          <table:table-cell table:style-name="Table3.D1" office:value-type="string">
            <text:p text:style-name="P9">Day 4</text:p>
          </table:table-cell>
        </table:table-row>
        <table:table-row table:style-name="Table3.1">
          <table:table-cell table:style-name="Table3.A2" office:value-type="string">
            <text:p text:style-name="P10">Fundamental Particles Background- Particle Adventure</text:p>
          </table:table-cell>
          <table:table-cell table:style-name="Table3.A2" office:value-type="string">
            <text:p text:style-name="P11">Understanding MINERvA PowerPoint</text:p>
          </table:table-cell>
          <table:table-cell table:style-name="Table3.A2" office:value-type="string">
            <text:p text:style-name="P11">Introduction to Arachne Tutorial</text:p>
          </table:table-cell>
          <table:table-cell table:style-name="Table3.D2" office:value-type="string">
            <text:p text:style-name="P11">Discussion of Activity 1</text:p>
          </table:table-cell>
        </table:table-row>
        <table:table-row table:style-name="Table3.1">
          <table:table-cell table:style-name="Table3.A2" office:value-type="string">
            <text:p text:style-name="P11">CHICOS- Measure the Half-life of Muons</text:p>
          </table:table-cell>
          <table:table-cell table:style-name="Table3.A2" office:value-type="string">
            <text:p text:style-name="P11">Model Building Activity</text:p>
          </table:table-cell>
          <table:table-cell table:style-name="Table3.A2" office:value-type="string">
            <text:p text:style-name="P11">Activity 1</text:p>
          </table:table-cell>
          <table:table-cell table:style-name="Table3.D2" office:value-type="string">
            <text:p text:style-name="P11">History of the Neutrino Activity</text:p>
          </table:table-cell>
        </table:table-row>
        <table:table-row table:style-name="Table3.1">
          <table:table-cell table:style-name="Table3.A2" office:value-type="string">
            <text:p text:style-name="P11">Histogram Activities</text:p>
          </table:table-cell>
          <table:table-cell table:style-name="Table3.A2" office:value-type="string">
            <text:p text:style-name="P11">Neutrino Birth and Death PowerPoint</text:p>
          </table:table-cell>
          <table:table-cell table:style-name="Table3.A2" office:value-type="string">
            <text:p text:style-name="P11"/>
          </table:table-cell>
          <table:table-cell table:style-name="Table3.D2" office:value-type="string">
            <text:p text:style-name="P11"/>
          </table:table-cell>
        </table:table-row>
        <table:table-row table:style-name="Table3.1">
          <table:table-cell table:style-name="Table3.A2" office:value-type="string">
            <text:p text:style-name="P9">Day 5</text:p>
          </table:table-cell>
          <table:table-cell table:style-name="Table3.A2" office:value-type="string">
            <text:p text:style-name="P9">Day 6</text:p>
          </table:table-cell>
          <table:table-cell table:style-name="Table3.A2" office:value-type="string">
            <text:p text:style-name="P9">Day 7</text:p>
          </table:table-cell>
          <table:table-cell table:style-name="Table3.D2" office:value-type="string">
            <text:p text:style-name="P9">Day 8</text:p>
          </table:table-cell>
        </table:table-row>
        <table:table-row table:style-name="Table3.1">
          <table:table-cell table:style-name="Table3.A2" office:value-type="string">
            <text:p text:style-name="P11">Types of Events</text:p>
          </table:table-cell>
          <table:table-cell table:style-name="Table3.A2" office:value-type="string">
            <text:p text:style-name="P11">Activity 2</text:p>
          </table:table-cell>
          <table:table-cell table:style-name="Table3.A2" office:value-type="string">
            <text:p text:style-name="P11">Finish Calculations</text:p>
          </table:table-cell>
          <table:table-cell table:style-name="Table3.D2" office:value-type="string">
            <text:p text:style-name="P11">Arachne Scavenger Hunt</text:p>
          </table:table-cell>
        </table:table-row>
        <table:table-row table:style-name="Table3.1">
          <table:table-cell table:style-name="Table3.A2" office:value-type="string">
            <text:p text:style-name="P11">Decay Uncertainty</text:p>
          </table:table-cell>
          <table:table-cell table:style-name="Table3.A2" office:value-type="string">
            <text:p text:style-name="P11">Begin Data Analysis</text:p>
          </table:table-cell>
          <table:table-cell table:style-name="Table3.A2" office:value-type="string">
            <text:p text:style-name="P11">Graph Data</text:p>
          </table:table-cell>
          <table:table-cell table:style-name="Table3.D2" office:value-type="string">
            <text:p text:style-name="P11"/>
          </table:table-cell>
        </table:table-row>
        <table:table-row table:style-name="Table3.1">
          <table:table-cell table:style-name="Table3.A2" office:value-type="string">
            <text:p text:style-name="P11"/>
          </table:table-cell>
          <table:table-cell table:style-name="Table3.A2" office:value-type="string">
            <text:p text:style-name="P11"/>
          </table:table-cell>
          <table:table-cell table:style-name="Table3.A2" office:value-type="string">
            <text:p text:style-name="P11">Follow up Activity</text:p>
          </table:table-cell>
          <table:table-cell table:style-name="Table3.D2" office:value-type="string">
            <text:p text:style-name="P11"/>
          </table:table-cell>
        </table:table-row>
      </table:table>
      <text:p text:style-name="P3"/>
      <text:p text:style-name="P3"/>
      <text:p text:style-name="P3"/>
      <text:p text:style-name="P3"/>
      <text:p text:style-name="P3"/>
      <text:h text:style-name="P8" text:outline-level="1">III. Essential Questions</text:h>
      <text:p text:style-name="P3">Ten essential questions for the MINERvA muon decay activities.</text:p>
      <text:p text:style-name="P3">(And four advanced questions as a bonus.)</text:p>
      <text:p text:style-name="P3"/>
      <text:p text:style-name="P3">Questions of fact or "What...?"</text:p>
      <text:p text:style-name="P3"/>
      <text:p text:style-name="P3">1. <text:s/>What are the characteristics of a random decay process like anti-muon decay or other forms of radioactive decay?</text:p>
      <text:p text:style-name="P3"/>
      <text:p text:style-name="P3">2. <text:s/>For anti-muon decay specifically, what is the average lifetime and the half-life, and what do those quantities represent?</text:p>
      <text:p text:style-name="P3"/>
      <text:p text:style-name="P3">3. <text:s/>What are the particle physics rules (all are conservation principles) for a decay?</text:p>
      <text:p text:style-name="P3"/>
      <text:p text:style-name="P3">*4. <text:s/>What special forms of energy are involved in anti-muon decay?</text:p>
      <text:p text:style-name="P3"/>
      <text:p text:style-name="P3">5. <text:s/>What is the characteristic signature of decay events in the MINERvA detector?</text:p>
      <text:p text:style-name="P3"/>
      <text:p text:style-name="P3">A1. <text:s/>Advanced question. <text:s/>In addition to the time characteristics, the energy spectrum of anti-muon decay implies there are three particles (not two, not one) at the end of the decay process. <text:s/>Why?</text:p>
      <text:p text:style-name="P3"/>
      <text:p text:style-name="P3">A2. <text:s/>Advanced question. <text:s/>This lab uses anti-muon data from the MINERvA neutrino interaction experiment, but it doesn't look at the main neutrino-induced interactions. <text:s/>What kinds of events are observed in the MINERvA neutrino and anti-neutrino data?</text:p>
      <text:p text:style-name="P3"/>
      <text:p text:style-name="P3"/>
      <text:p text:style-name="P3">Questions of skill or "How...?" and "Why...?"</text:p>
      <text:p text:style-name="P3"/>
      <text:p text:style-name="P3">6. <text:s/>How do you measure what you can't see?</text:p>
      <text:p text:style-name="P3"/>
      <text:p text:style-name="P3">7. <text:s/>How do I visually represent data, such as the range of times between the stopping of the anti-muon and the appearance of its decay positron?</text:p>
      <text:p text:style-name="P3"/>
      <text:p text:style-name="P3">8. <text:s/>Why are neutrinos and other subatomic particles important to study?</text:p>
      <text:p text:style-name="P3"/>
      <text:p text:style-name="P3">9. <text:s/>The analysis of this data shows large variation for couple reasons, especially when working with small quantities of data, like twenty anti-muon decay events. <text:s/>Why is that, how do you deal with that, and what are other more familiar examples of small set variation?</text:p>
      <text:p text:style-name="P3"/>
      <text:p text:style-name="P3">A3. <text:s/>Advanced Question: <text:s/>Sometimes data is messy or ambiguous. <text:s/>How do scientists deal with different interpretations of the same data?</text:p>
      <text:p text:style-name="P3"/>
      <text:p text:style-name="P3">A4. <text:s/>Advanced Question: <text:s/>How do scientists work collaboratively, and deal with possibly complicated issues in engineering and budgeting for their experiments?</text:p>
      <text:p text:style-name="P3"/>
      <text:p text:style-name="P3">10. <text:s/>How does the measurements in these activities fit in to the historical context of radioactive decay and the neutrino?</text:p>
      <text:h text:style-name="P7" text:outline-level="3">Ten essential questions for the muon decay activities.</text:h>
      <text:p text:style-name="P3">With short answers. <text:s/>More detailed answers are part of the material of these activities.</text:p>
      <text:p text:style-name="P3"/>
      <text:p text:style-name="P3">Questions of fact or "What...?" for the muon decay activity.</text:p>
      <text:p text:style-name="P3"/>
      <text:p text:style-name="P3">1. <text:s/>What are time characteristics a random decay process like anti-muon decay or other forms of radioactive decay?</text:p>
      <text:p text:style-name="P3"/>
      <text:p text:style-name="P1">Foremost, the process is random. <text:s/>For any muon, it is impossible to know in advance when it will decay, whether it will decay early or late or in between. <text:s/>That's kind of like flipping a coin but with a continuous range of outcomes, not just heads and tails. <text:s/>The other characteristic is that if you look at many decays, or try to predict what is likely or unlikely, you see the times follow an exponential curve. <text:s/>There are many more decays at short times, some in the middle, and a few even at very, very long times. <text:s/>These two properties, random process and exponential trend, are actually mathematically linked. <text:s text:c="2"/></text:p>
      <text:p text:style-name="P3"/>
      <text:p text:style-name="P3">2. <text:s/>For anti-muon decay specifically, what is the average lifetime and the half-life, and what do those quantities represent?</text:p>
      <text:p text:style-name="P3"/>
      <text:p text:style-name="P1">The average lifetime is 2.2 microseconds. <text:s/>The half-life is 1.5 microseconds. <text:s/>If you have a collection of data, the average lifetime is simply the mathematical average you can do with a calculator or spread sheet, but you notice that the random exponential nature of the decay yields very short times and very long times. <text:s/>The decay times do NOT cluster around the average. <text:s/>The half-life is another characteristic time that describes a decay process. <text:s/>Literally, it means the time after which half of your sample has decayed and the other half has not, and you could get this number by making an ordered list of all the decay times you observed and estimating the middle (median) time. <text:s/>These two quantities are mathematically linked by a factor of the ln 2 = 0.693 (ln is the natural logarithm). </text:p>
      <text:p text:style-name="P3"/>
      <text:p text:style-name="P3">3. <text:s/>What are the particle physics rules (all are conservation principles) for a decay?</text:p>
      <text:p text:style-name="P3"/>
      <text:p text:style-name="P1">It goes without saying that momentum and energy are conserved, like they are in billiard ball collisions. <text:s/>Actually that leads to quite interesting conclusions, see the advanced questions. <text:s/>Another huge deal is that electric charge is conserved, if the decay process has +1 charge before, it will still have a net +1 charge after. <text:s/>In addition, there are some particle physics quantities that are conserved. <text:s text:c="2"/>The number of “leptons” including muons and electrons, and also their flavor is conserved, which sometimes appears in a tricky way involving particles and their anti-particles. <text:s/>Not for muon decay, but in other reactions, the number of “baryons” (but not their type) is conserved, of which the most common are protons and neutrons. <text:s/>[Our data sometimes has a mildly-exotic particle called a pion in it, this particle seems to not be a baryon nor a lepton, and doesn't seem to have any of these special conservation principles, only momentum, energy, and charge.]</text:p>
      <text:p text:style-name="P3"/>
      <text:p text:style-name="P3">4. <text:s/>What special forms of energy are involved in anti-muon decay?</text:p>
      <text:p text:style-name="P3"/>
      <text:p text:style-name="P1">The familiar kinetic energy for moving particles, or equivalently zero kinetic energy for particles that come to a stop and are not moving. <text:s/>But interestingly, this process involves the mass-energy <text:soft-page-break/>(often called rest-energy) that a massive particle has even if it is not moving. <text:s/>Einstein's famous expression E = mc2 quantifies the observation that we can turn mass-energy into kinetic energy and vice versa. <text:s/>Specifically in these activities we are seeing a decay process that turns the mass of an anti-muon into the kinetic energy of a positron and two neutrinos. <text:s/></text:p>
      <text:p text:style-name="P3"/>
      <text:p text:style-name="P3">5. <text:s/>What is the characteristic signature of decay events in the MINERvA detector?</text:p>
      <text:p text:style-name="P3"/>
      <text:p text:style-name="Text_20_body_20_indent"><text:span text:style-name="T3">MINERvA can observe only charged particles. <text:s/>A charged particle like an anti-muon (also called mu+) comes in the front or side of the detector and leaves a visible track, but then it stops in the middle somewhere, without exiting again. <text:s/>Then hundreds or even thousands of nanoseconds pass when suddenly a new particle appears right at the endpoint of the previous particle, and leaves a little burst of energy or even a short track going off in most any direction it pleases.</text:span> <text:s text:c="2"/></text:p>
      <text:p text:style-name="P3"/>
      <text:p text:style-name="P3">A1. <text:s/>Advanced question. <text:s/>In addition to the time characteristics, the energy spectrum of anti-muon decay implies there are three particles (not two, not one) at the end of the decay process. <text:s/>Why?</text:p>
      <text:p text:style-name="P3"/>
      <text:p text:style-name="P1">Because the anti-muon has stopped, it has zero momentum, even though it has some mass-energy 107 MeV that it can give up to give its decay products some kinetic energy. <text:s/>Its impossible to have one particle with kinetic energy <text:s/>but zero momentum, so that doesn't happen. <text:s/>It is possible to have two particles share the energy and have equal momentum in exactly opposite directions, but if you write that out as a billiard ball problem and conserve energy and momentum, it requires each new particle to have the same, specific amount of energy every time. <text:s/>(Mathematically, you have two equations for two unknowns and can solve for the unique solution.) <text:s/>What is observed is a wide range of possible energies, up to half the 107 MeV mass energy. <text:s/>This is possible if there are exactly three particles coming out of the decay process and many ways of sharing the momentum and energy between the three.</text:p>
      <text:p text:style-name="P3"/>
      <text:p text:style-name="P3">A2. <text:s/>Advanced question. <text:s/>This lab uses anti-muon data from the MINERvA neutrino interaction experiment, but it doesn't look at the main neutrino-induced interactions. <text:s/>What kinds of events are observed in the MINERvA neutrino and anti-neutrino data?</text:p>
      <text:p text:style-name="P3"/>
      <text:p text:style-name="P1">Neutrino interactions with the carbon nuclei in the MINERvA detector produce lots of different outcomes. <text:s/>MINERvA is able to observe those particles that have a non-zero electric charge by recording the “track” or trail of ionization energy they leave behind as they travel through the detector. <text:s/>In the data you can find events with one track coming out (but don't fool yourself and mistake this for one coming in the side!). <text:s/>Also you see two tracks, three tracks, all the way up to so many tracks you can't pick them out. <text:s/>In addition, you sometimes “see” neutral particles come out, not by seeing the neutral particle itself, but by finding another burst of energy in the detector that wasn't connected to any of the tracks. <text:s/></text:p>
      <text:p text:style-name="P3"/>
      <text:p text:style-name="P3"/>
      <text:p text:style-name="P3">Questions of skill or "How...?" and "Why...?"</text:p>
      <text:p text:style-name="P3"/>
      <text:p text:style-name="P3">6. <text:s/>How do you measure what you can't see?</text:p>
      <text:p text:style-name="P3"/>
      <text:p text:style-name="P1">For an anti-muon decay or a neutrino interaction, the process takes place on the nuclear scale or maybe even smaller. <text:s/>You can't make a movie of that close up. <text:s/>But if we observe and measure all <text:soft-page-break/>the products of those reactions, we can reconstruct what must have happened in that instant when the reaction occurred. <text:s/>In some cases (see A2 above) we <text:s/>can combine our observations with other physics principles like conservation of energy and momentum make a conclusion about the existence of products that came out of the interaction that we didn't see!</text:p>
      <text:p text:style-name="P3"/>
      <text:p text:style-name="P3"/>
      <text:p text:style-name="P3">7. <text:s/>How do I visually represent data, such as the range of times between the stopping of the anti-muon and the appearance of its decay positron?</text:p>
      <text:p text:style-name="P3"/>
      <text:p text:style-name="P1">There are lots of graphical ways of representing different kinds of data. <text:s/>Different graphs are good for different things. <text:s/>Line graphs for trends, other graphs show fractions of some total. <text:s/>Particle physics data is often represented with a form of bar-graph that is also called a “histogram”. <text:s text:c="2"/>It shows the simple number of occurrences of some outcome, like a coin toss heads/tails, or more interesting a range of times, or a range of energies. <text:s/>It allows you to visually see if there are more occurrences in a particular part of the whole range, or if they are equally distributed.</text:p>
      <text:p text:style-name="P3"/>
      <text:p text:style-name="P3">8. <text:s/>Why are neutrinos and other subatomic particles important to study?</text:p>
      <text:p text:style-name="P3"/>
      <text:p text:style-name="Text_20_body_20_indent"><text:span text:style-name="T3">Today's study of particle physics simultaneously explores the smallest scale and most fundamental energy processes in nature, but also how they contributed to the Big Bang and evolution of the universe on the very largest scale. </text:span><text:s text:c="3"/></text:p>
      <text:p text:style-name="P3"/>
      <text:p text:style-name="P3">9. <text:s/>The analysis of this data shows large variation for couple reasons, especially when working with small quantities of data, like twenty anti-muon decay events. <text:s/>Why is that, how do you deal with that, and what are other more familiar examples of small set variation?</text:p>
      <text:p text:style-name="P3"/>
      <text:p text:style-name="Text_20_body_20_indent"><text:span text:style-name="T3">Consider the familiar coin flip. <text:s/>On average you get half heads and half tails. <text:s/>But if you flip ten times, its not actually likely to get five and five. <text:s/>I just tried it and got seven tails and three heads. <text:s/>This is an example of small number variation. <text:s/>In these activities, students will form the average decay time for twenty events, and calculate the half-life. <text:s/>Their values will show significant variation from one to another. <text:s/>Nobody's value is wrong, there is just a limit to how accurate a measurement you can make with only twenty events. <text:s/>When the class's data is put together, the resulting mesurement is better, the variations are reduced.</text:span> </text:p>
      <text:p text:style-name="P3"/>
      <text:p text:style-name="P3">10. <text:s/>How does the measurements in these activities fit in to the historical context of radioactive decay and the neutrino?</text:p>
      <text:p text:style-name="P3"/>
      <text:p text:style-name="Text_20_body_20_indent"><text:span text:style-name="T3">Historically a decay process similar to muon decay and the interpretation of the energy spectrum that is the advanced activity led to the “discovery” or realization that there must be a neutral particle that was later named the neutrino. <text:s text:c="2"/>The early studies of radioactive decay and the mathematical interpretation of that as a random process led to the development of quantum theory and gave rise to the study of particles more fundamental than atoms. </text:span><text:s text:c="2"/></text:p>
      <text:p text:style-name="P3"/>
      <text:p text:style-name="P3">A3. <text:s/>Advanced Question: <text:s/>Sometimes data is messy or ambiguous. <text:s/>How do scientists deal with different interpretations of the same data?</text:p>
      <text:p text:style-name="P3"/>
      <text:p text:style-name="P1">Data can really be consistent with multiple interesting interpretations! Scientific data isn't like an <text:soft-page-break/>odd-numbered textbook question with the answer in the back. Having discussed the different interpretations with colleagues, it may be clear what kind of follow-up analysis would reveal the correct interpretation. Maybe a new, modified experiment is needed to sort out what is really going on.</text:p>
      <text:p text:style-name="P1"><text:tab/></text:p>
      <text:p text:style-name="Text_20_body_20_indent"><text:span text:style-name="T3">Data often does bring about a difference of opinion. Sometimes strong biases are formed based <text:tab/>on past experiences and pet projects. Sometimes the bias is toward the most interesting or <text:tab/>glamorous interpretation rather than the simplest or less exciting. This can be a very dangerous thing, the team might put a lot of effort into pursuing or even publishing what turns out to be an incorrect interpretation. Team members must always keep the project goals in the forefront and make sure they are being met. Lots of valuable discussions often take place in order to decide how to interpret the data and make decisions on what avenue to follow next</text:span>.</text:p>
      <text:p text:style-name="P3"/>
      <text:p text:style-name="P3"/>
      <text:p text:style-name="P3">A4. <text:s/>Advanced Question: <text:s/>How do scientists work collaboratively, and deal with possibly complicated issues in engineering and budgeting for their experiments?</text:p>
      <text:p text:style-name="P3"><text:tab/></text:p>
      <text:p text:style-name="P1">Collaboration among many scientists, engineers, etc. is a very valuable thing. One person alone has only their own knowledge to draw upon. Along with more people follows a larger <text:tab/>knowledge base, more ideas, and more talent to make the experiment even more valuable than it was ever dreamed. The trick is to stay open minded as a team member and value others’ thoughts and ideas. Many times creative solutions can be found for sticky engineering problems and innovative ways to overcome economic limitations for experiments are more commonly the norm, rather than the ideal solution which can be too large a challenge for current technology, or unrealistic economically. Working collaboratively scientists can create the best possible and feasible experimental design.</text:p>
      <text:p text:style-name="P3"><text:s text:c="2"/></text:p>
      <text:p text:style-name="P3"/>
      <text:p text:style-name="P3"/>
      <text:h text:style-name="P8" text:outline-level="1">IV. Materials Needed</text:h>
      <text:p text:style-name="P3"/>
      <text:p text:style-name="P3"><text:tab/>Computers to access Arachne for muon decay events</text:p>
      <text:p text:style-name="P3"><text:tab/>Calculators</text:p>
      <text:p text:style-name="P3"><text:tab/>Graph paper</text:p>
      <text:p text:style-name="P3"><text:tab/>Student datasheet copies</text:p>
      <text:p text:style-name="P3"><text:tab/>Follow-up question copies</text:p>
      <text:p text:style-name="P3"/>
      <text:h text:style-name="Heading_20_1" text:outline-level="1">V. Useful Background Information You Should Know</text:h>
      <text:p text:style-name="P3">Before attempting to guide your students through this activity, you may want to sharpen up on the following items:</text:p>
      <text:p text:style-name="P3"/>
      <text:p text:style-name="Text_20_body_20_indent">A working knowledge of the types of sub-atomic particles: the familiar ones from physics and chemistry- electrons, protons, neutrons, and more exotic ones like neutrinos, muons, maybe pions. </text:p>
      <text:p text:style-name="Text_20_body_20_indent"/>
      <text:p text:style-name="Text_20_body_20_indent">A general understanding of ordinary “radioactive” decay, like maybe carbon-14 or radium nuclei. Look a bit at subatomic particle decay as a followup. A simplified list of decays are explained in the teacher's guide right after the answer keys.</text:p>
      <text:p text:style-name="Text_20_body_20_indent"/>
      <text:p text:style-name="Text_20_body_20_indent">An understanding of the specific physics rules of particle decay (these are listed in the same area as the particle decays list)</text:p>
      <text:p text:style-name="Text_20_body_20_indent"/>
      <text:p text:style-name="Text_20_body_20_indent">The MINERvA event display, called Arachne and what is being displayed in the events (this is supplied in the Directions for the Simple Arachne in the guide right after the MN Graduation Standards.)</text:p>
      <text:p text:style-name="Text_20_body_20_indent"/>
      <text:p text:style-name="Text_20_body_20_indent">An understanding of how to calculate an average lifetime from a list of individual lifetimes (the procedure is listed in the student directions.)</text:p>
      <text:p text:style-name="Text_20_body_20_indent"/>
      <text:p text:style-name="Text_20_body_20_indent">Knowledge of logarithms and natural logarithims and why they are used. This is often covered in an algebra-II or pre-calculus course. Your best math students may want to know- this info is included in the resources list.</text:p>
      <text:p text:style-name="Text_20_body_20_indent"/>
      <text:p text:style-name="Text_20_body_20_indent">The ability to teach your students how to read and create a histogram (this information is also included in the background information.)</text:p>
      <text:p text:style-name="Text_20_body_20_indent"/>
      <text:p text:style-name="Text_20_body_20_indent">An understanding of the MINERvA experiment as a whole (this is also supplied in the background information area. There is also a fun tour of how different interactions look in the MINERvA detector in the background information area.)</text:p>
      <text:h text:style-name="P8" text:outline-level="1">VI. Resources Provided in Curriculum Package</text:h>
      <text:p text:style-name="P3"/>
      <text:p text:style-name="Text_20_body_20_indent">Neutrino Life and Death powerpoint- This powerpoint lays out the production of neutrinos from the earliest stages of particle acceleration at Fermilab and discusses what happens when neutrinos interact with targets in interesting ways. </text:p>
      <text:p text:style-name="Text_20_body_20_indent"/>
      <text:p text:style-name="Text_20_body_20_indent">Histogram activities- This contain several worksheets that lead students into the world of histograms- they range from simple to advanced level analysis. Good to use if you feel that students need for background in this area.</text:p>
      <text:p text:style-name="Text_20_body_20_indent"/>
      <text:p text:style-name="Text_20_body_20_indent">Simple Arachne Directions- Instructions for using the Simple Arachne website- this can be provided to students as a handout.</text:p>
      <text:p text:style-name="Text_20_body_20_indent"/>
      <text:p text:style-name="Text_20_body_20_indent">MINERvA- What is It?- A student friendly powerpoint providing and overview of what MINERvA is all about.</text:p>
      <text:p text:style-name="Text_20_body_20_indent"/>
      <text:p text:style-name="Text_20_body_20_indent">Build a Model Activity- Building a model of MINERvA for aid in visualizing what MINERvA looks like and how it works.</text:p>
      <text:p text:style-name="Text_20_body_20_indent"/>
      <text:p text:style-name="Text_20_body_20_indent">Types of Events- Powerpoint representation of some of the possible events observable in the MINERvA detector.</text:p>
      <text:p text:style-name="Text_20_body_20_indent"/>
      <text:p text:style-name="Text_20_body_20_indent">History- Powerpoint short history of the some of the major developments in particle physics.</text:p>
      <text:p text:style-name="Text_20_body_20_indent"/>
      <text:p text:style-name="Text_20_body_20_indent">Professor Nienaber's Suessical Neutrino Presentation- A great Dr. Suessian type poem describing the historical development of the neutrino and its characteristics. A must read!</text:p>
      <text:p text:style-name="Text_20_body_20_indent"/>
      <text:p text:style-name="Text_20_body_20_indent">Standard Model Scavenger Hunt- This activity uses a Particle chart and sends students looking for information about specific particle types and other important players in particle physics. A more active way to provide student background on Fundamental Particles.</text:p>
      <text:p text:style-name="P3"/>
      <text:p text:style-name="P3"/>
      <text:h text:style-name="P8" text:outline-level="1">VII. Things to know about working with MINERvA data + Arachne</text:h>
      <text:p text:style-name="P3"/>
      <text:p text:style-name="Text_20_body_20_indent">The teacher key materials have been constructed with the data as it sits at the time of this writing of the curriculum activities. This is an active scientific investigation where the optimal conditions for observation are still being developed, so some of the data may change as parameters are tweaked to more effectively do the jobs the experiment sets out to do. This changes should be minor, and so the answers may not exactly agree with what students will find in later looks at the data. However, the answers should still be close enough for you to work with students with appropriate background information.</text:p>
      <text:p text:style-name="Text_20_body_20_indent"/>
      <text:p text:style-name="Text_20_body_20_indent">Decay events that happen in the range from 0-350 ns are not efficiently measured by the electronics in the MINERvA system. This is a design choice that is better for MINERva in some ways, but causes a small problem for this analysis. <text:s/>It means that there is likely to be a small shift of results in the direction of larger decay times. This is estimated to be about 10%. This can be mentioned to students if needed. It will most likely be more evident in the exponential graph of decay time. The first data bin is likely to be smaller than the second, causing a less than ideal peak for the exponential decay.</text:p>
      <text:p text:style-name="Text_20_body_20_indent"/>
      <text:p text:style-name="Text_20_body_20_indent">Muon decay events are most likely to appear in the front section of the detector, not the ECAL or HCAL sections. We have eliminated events that fall in these ranges for the purposes of the student activities. However, if students explore on their own they are likely to come across some events that will cross over into these sections. Some of these are likely to still be muon decay events, but the ECAL and HCAL regions are not ideal for the data analysis we are doing. </text:p>
      <text:p text:style-name="Text_20_body_20_indent"/>
      <text:p text:style-name="Text_20_body_20_indent">Energies for electrons produced should not exceed 58 MeV or so. This is because of the conservation of energy. Remember that the muon is likely to have decayed into a Michel electron as well as two neutrinos, so energy that is passed on from the decaying muon is shared among the three resultant decay particles. The muon that decays is at rest has a mass of about 107 MeV, so the electron can get no more than half this energy, because at least one of the neutrinos generated must move in the opposite direction of the electron, and consequently must have energy as well.</text:p>
      <text:p text:style-name="Text_20_body_20_indent"/>
      <text:p text:style-name="Text_20_body_20_indent">The Arachne program needs more recent Java enabled browsers. Internet Explorer will not ever work with Arachne. Firefox needs to be version 3.5 or later,Safari should be version 4.0 or later, Chrome needs to be version 5 or later. Be aware as well that the server that runs Arachne may on occasion go down. Be sure to check that Arachne is working the day before you try activities with students.</text:p>
      <text:p text:style-name="Text_20_body_20_indent"/>
      <text:p text:style-name="P3"/>
      <text:h text:style-name="P8" text:outline-level="1">VIII. Suggested sequencing for the components of this unit:</text:h>
      <text:p text:style-name="P3"><text:s/></text:p>
      <text:p text:style-name="P3">Day 1 Activities- Provide students with an introduction to fundamental particles, and radioactive decay.</text:p>
      <text:p text:style-name="P3"/>
      <text:p text:style-name="Text_20_body_20_indent">Fundamental Particles Background- Particle Adventure is an excellent internet resource (see resource list) for gaining background on fundamental particles and their behavior. There is also a Standard Model Scavenger Hunt activity which uses a Particle poster to help students see varieties and features of sub- atomic particles.</text:p>
      <text:p text:style-name="Text_20_body_20_indent"/>
      <text:p text:style-name="Text_20_body_20_indent">CHICOS Measure the Half-Life of Muon Particles(See resource list)- a rich set of activities addressing exponential decay, graphing, probability/statistics, and concludes with exploring actual Cosmic ray muon decay events. The activities can stand alone, or together if you have lots of time provide an interesting comparison of two different muon decay type events.</text:p>
      <text:p text:style-name="Text_20_body_20_indent"><text:tab/></text:p>
      <text:p text:style-name="Text_20_body_20_indent">Histogram activities- to provide a practical look at what histograms do and why kinds of data they are most useful in helping provide information about results. There are many activities here, so you will need to gauge what is needed for your students.</text:p>
      <text:p text:style-name="P3"/>
      <text:p text:style-name="P3">Day 2 Activities- Introduction to MINERvA</text:p>
      <text:p text:style-name="P3"/>
      <text:p text:style-name="Text_20_body_20_indent">MINERvA- What is it? Powerpoint presentation- an overview of the project.</text:p>
      <text:p text:style-name="Text_20_body_20_indent"/>
      <text:p text:style-name="Text_20_body_20_indent">MINERvA model building- This activity is an opportunity for students to get a better visual idea of what MINERvA look like and how it is set up with a 3-D model construction activity. <text:s/>It provides an explanation of the X, U, V, and Z model that is used in Arachne and gives background on how difficult economic problems can be addressed with creative problem solving, rather than an expensive solution. If students are actually building the model this is likely to take most of a class period to complete. Another option is to build one as a teacher and have it available to discuss the parts in a shorter period of time.</text:p>
      <text:p text:style-name="Text_20_body_20_indent"/>
      <text:p text:style-name="Text_20_body_20_indent">Neutrino Birth and Death powerpoint (15 min.?) this will provide an overview of how a beam of neutrinos is produced at Fermilab and a general idea of what can happen to the neutrinos after they are created.</text:p>
      <text:p text:style-name="P3"/>
      <text:p text:style-name="P3">Day 3 Activities</text:p>
      <text:p text:style-name="P3"/>
      <text:p text:style-name="Text_20_body_20_indent">Introduction to Arachne- using a projector, provide the students with direction on how to use Arachne to analyze data. Give them a copy of the Simple Archne Directions for reference when they are working on computers. This is a useful introduction page on the Arachne website, as well as a You Tube tutorial on Arachne use. (see resources) Students should also have the lab procedure for Activity 1 to refer to as you introduce the materials</text:p>
      <text:p text:style-name="Text_20_body_20_indent">Student groups will analyze 10 events and answer follow-up questions for further discussion next <text:soft-page-break/>class day.</text:p>
      <text:p text:style-name="P3"/>
      <text:p text:style-name="P3">Day 4 Activities (History is optional- can be omitted if time is limited)</text:p>
      <text:p text:style-name="P3"/>
      <text:p text:style-name="Text_20_body_20_indent">Discussion of first activity- determine where students had difficulty with interpreting data, compare results gained by students. Provide an overview of next activity with emphasis on handling large amounts of data and representing results. A good place to introduce the histograms, and potentially the uncertainty in measurements.</text:p>
      <text:p text:style-name="Text_20_body_20_indent"/>
      <text:p text:style-name="Text_20_body_20_indent">History of the Neutrino- a wide variety of resources available to use. You will likely decide on a combination of tools. There is a history powerpoint that outlines early developments in particle physics that lead to the discovery of the neutrino. There are images of a mural by Joseph Gianetti, from the wall of the Tower Soudan Underground Physics Laboratory in Soudan, MN, home of the MINOS far detector. This could serve as a discussion point for how familiar students are with the history of neutrino and the many pieces and players involved. There are images of the mural in full view, also a document with numbered detail about some of the images on the mural, also some images from the side illustrating the challenge to the artist to paint a mural on a very three dimensional <text:tab/>surface. There are powerpoint and hard copy versions of Profession Paul Nienaber's Norton Nabs a Nu poem written in honor of Dr. Seuss's hundrendth birthday- a great humorous look at neutrino history via rhyme.</text:p>
      <text:p text:style-name="P3"/>
      <text:p text:style-name="P3">Day 5 Activities (Optional)</text:p>
      <text:p text:style-name="P3"/>
      <text:p text:style-name="Text_20_body_20_indent">Types of Events power point- provides further background on the other types of events that are likely to be documented by MINERvA. This is useful in preparation for the next activity with has the students looking at much more data. They may begin to see some of these other events.</text:p>
      <text:p text:style-name="Text_20_body_20_indent"><text:tab/></text:p>
      <text:p text:style-name="Text_20_body_20_indent">Reinforcement of decay uncertainty- Great activity from the CHICOS set mentioned above. <text:s/>This will provide advance preparation for the kinds of results that are likely to turn in in the students small samples, compared to the larger data set from the whole class. A good discussion to have in advance of trying Activity 2.</text:p>
      <text:p text:style-name="P3"/>
      <text:p text:style-name="P3">Day <text:s/>6 Activities</text:p>
      <text:p text:style-name="Text_20_body_20_indent">Activity 2 overview- a wider search for muon decay events. Each group will have its own unique set of data to analyze and record. They will also compile their small group results into a larger database, so that the whole groups data can be discussed.</text:p>
      <text:p text:style-name="Text_20_body_20_indent"/>
      <text:p text:style-name="Text_20_body_20_indent">Beginning Calculations- this is likely to be as far as students will get in one day. </text:p>
      <text:p text:style-name="P3"/>
      <text:p text:style-name="P3">Day 7 Activities</text:p>
      <text:p text:style-name="P3"/>
      <text:p text:style-name="Text_20_body_20_indent">Continue Calculations and Graphing with Whole Class data</text:p>
      <text:p text:style-name="Text_20_body_20_indent">Follow-up Activity 2 Questions and Discussion</text:p>
      <text:p text:style-name="P3"><text:soft-page-break/></text:p>
      <text:p text:style-name="P3">Day 8 Activities (Optional)</text:p>
      <text:p text:style-name="P3"/>
      <text:p text:style-name="Text_20_body_20_indent">Arachne Scavenger Hunt- an extension for students who want more, or for classes with more time. Also a good extra credit option. Students are sent into general Arachne data looking for specific types of events. Gives a view of the much bigger picture provided in MINERvA data. </text:p>
      <text:p text:style-name="P3"/>
      <text:p text:style-name="P3"/>
      <text:h text:style-name="P8" text:outline-level="1">IX. Pre-activities to ensure success with muon decay unit</text:h>
      <text:p text:style-name="P3"/>
      <text:p text:style-name="P3">Fundamental particles and their interactions are not necessarily standard portions of high school physics curriculums. Here are a few resources and activities to provide your students with a framework for better understanding of the events involved in the MINERvA experiment.</text:p>
      <text:p text:style-name="P3"/>
      <text:p text:style-name="Text_20_body_20_indent">1. <text:s/>Particle Adventure is an excellent online resource that provides a fairly quick introduction to particle physics and fundamental particles. It was produced and is maintained by the Particle Group of the Lawrence Berkley National Laboratory. Here is the website: http://www.particleadventure.org/index.html. Once at the website, choose “The Standard Model” option. This is divided into four major parts. For a good unit introduction we suggest using “What is fundamental?”, and “What is the world made of?” “What holds it together?” follows these first two and should be considered optional as it provides background on fundamental forces and their interactions which is not critical to this units focus. “Particle decays and annihilations” follows this section and should be used with students to provide some overview of decay. </text:p>
      <text:p text:style-name="Text_20_body_20_indent"/>
      <text:p text:style-name="Text_20_body_20_indent">Each section is easily accessible from a menu on the left side of the screen, and it is possible to jump from one section of the program to another without having to backtrack if you would like to revisit previous slides. There are fun little interactive quizzes and additional information as you progress forward. The interactive slide show goes far beyond what we suggest using here, and there are a wealth of links to numerous other particle physics sources. </text:p>
      <text:p text:style-name="Text_20_body_20_indent"/>
      <text:p text:style-name="Text_20_body_20_indent">2. <text:s/>Another wonderful resource is provided by the California High School Cosmic Ray Observatory (CHICOS). We have provided a document entitled muondecay_101006.doc in our online resources (put in link here). There are three different activities to introduce decay concepts to students and each contains a good background information for students in the form of readings as well. We recommend that you use “The Coin Toss” activity as an introduction to the randomness of decay processes, and graphing the results of the activity. You can follow this with “Bean Archeology” which has students looking at a number of data sets and determining the age of the data sets. You might also choose to include the “Twizzlers Graph” activity as well. </text:p>
      <text:p text:style-name="Text_20_body_20_indent"/>
      <text:p text:style-name="P2">Note: There is a CHICOS Education website, but for whatever reason the document mentioned above is not included in its entirety. You can access the document on the web by doing a search for “A Measurement of the Muon Half-Life Using CHICOS Particle Detector Equipment and Analysis Methods Accessible at the High School Level.” This will provide you with a PDF download of the complete document. </text:p>
      <text:p text:style-name="Text_20_body_20_indent"/>
      <text:p text:style-name="Text_20_body_20_indent">3. <text:s/>Histogram activities have also been provided if you think your students could use further background in the purposes, construction and appropriate uses of histograms for scientific data. (Put a resource link here)</text:p>
      <text:p text:style-name="P3"/>
      <text:p text:style-name="P3"/>
      <text:h text:style-name="P8" text:outline-level="1">X. Activity 1- Getting Started- Arachne Basics </text:h>
      <text:p text:style-name="P3">Teachers Guide</text:p>
      <text:p text:style-name="P3"/>
      <text:p text:style-name="P3">Getting Started- Teacher Notes</text:p>
      <text:p text:style-name="P3"/>
      <text:p text:style-name="P3">1. As recommended in the sequencing for the activities in this unit students, should have already been given a background on the MINERvA detector and how it works. It is up to the instructor to decide how much background information their students will need before beginning the activity. Below is a list of content to be sure that your students have at least some exposure and background in before beginning this activity.</text:p>
      <text:p text:style-name="P3"/>
      <text:p text:style-name="P3"><text:tab/>Background Information Needed</text:p>
      <text:p text:style-name="P3"><text:tab/>A general knowledge of fundamental particles</text:p>
      <text:p text:style-name="P3"><text:tab/>A general knowledge of nuclear decay and its results</text:p>
      <text:p text:style-name="P3"><text:tab/>A working knowledge of a lifetime and a half-life of a particle</text:p>
      <text:p text:style-name="P3"><text:tab/>An ability to construct and use data from graphs and tables</text:p>
      <text:p text:style-name="P3"><text:tab/>An understanding of the MINERvA experiment</text:p>
      <text:p text:style-name="P3"/>
      <text:p text:style-name="P3">2. Below is the list of materials needed for students to complete the activity. You will likely want to spend some time with them as a class introducing them to the Arachne program and how to work with it. The Directions for Arachne Handout is a good piece to pass out before you begin the background on Arachne. The rest can wait if you like until later, or you can construct the whole thing into a packet and hand it all out at once. Perhaps with Directions for Arachne first, followed by the procdure, data sheet, and follow-up questions.</text:p>
      <text:p text:style-name="P3"/>
      <text:p text:style-name="P3"><text:tab/>Materials needed</text:p>
      <text:p text:style-name="P3"><text:tab/>Website access to Arachne (Browser be Java enabled, Firefox version 3.5 or later, Safari version <text:tab/><text:tab/>4.0 or later, Chrome version ​​​5 or later)</text:p>
      <text:p text:style-name="P3"><text:tab/>Directions for Arachne Handout</text:p>
      <text:p text:style-name="P3"><text:tab/>Practice Run Data Sheet Handout</text:p>
      <text:p text:style-name="P3"><text:tab/>Follow-up Questions Handout</text:p>
      <text:p text:style-name="P3"><text:tab/>Calculators</text:p>
      <text:p text:style-name="P3"/>
      <text:p text:style-name="P3">3. Students are given an overview similar to the one below in their packet. Depending on the students you have, you can depend on them to read the background, or may choose to spend more time with this as a class introduction. The procedure that follows the overview is a fairly cookbook walk through of a muon decay event (event 1020/10 entry 845), and the procedure that follows provides little in the way of inquiry for students. This approach will work well for most student groups, but there are groups who need more challenge than this.</text:p>
      <text:p text:style-name="P3"/>
      <text:p text:style-name="P3">If you have a group with better inquiry skills, you could choose to go over the background information in the overview with them, making sure that they understand that muons are unlikely to react unless they (rarely) run into something, but if a muons stops it will happily decay, and finally that we are only able to see particles that have an electric charge in the detector. Point out the significance of time and energy on the data sheet. Students could then be handed the list of events and challenged to determine the pattern common in all of these events without the student procedure handout. This would require them mentally visualize the events and process what will have charge, and what will not. </text:p>
      <text:p text:style-name="P3"><text:soft-page-break/></text:p>
      <text:p text:style-name="P3"><text:tab/>Overview</text:p>
      <text:p text:style-name="P3"><text:tab/>In this activity you will be using data collected from MINERvA, a high tech detector located at <text:tab/>Fermilab near Chicago, Illinois. This detector is currently collecting data and the results from it <text:tab/>are being used to prove theories, answer questions and confirm results. During the activity, you <text:tab/>will be learning to use the Arachne event display in order to better understand how muons <text:tab/>decay. Remember that muons are leptons, a family of fundamental particles that includes our <text:tab/>old favorite, the electron. Because the muon is an unstable particle, the most common thing that <text:tab/>will happen is that it will spontaneously decay. A negative moun would decay into their less <text:tab/>massive lepton cousin, the electron, plus two neutrinos. A positive muon will decay into an anti-<text:tab/>electron, also called a positron, and also two neutrinos. We will be working with positive muons <text:tab/>and anti-electrons in this activity, but you will see that these processes are similar. </text:p>
      <text:p text:style-name="P3"/>
      <text:p text:style-name="P3"><text:tab/>The positron (anti-electron) is charged and usually has enough energy to leave a telltale track in <text:tab/>the MINERvA detector. As with many aspects of particle physics, we can't watch super-close or <text:tab/>make a zoomed-in movie of the decay process. The two neutrinos will be undetectable because <text:tab/>they don't have an electric charge, and are likely to continue right on through the detector. The <text:tab/>presence of the positron is the only indication that a decay happened. Notice as the activities go <text:tab/>along how we learn a lot about what we do not see using only the information that we can see!</text:p>
      <text:p text:style-name="P3"/>
      <text:p text:style-name="P5"><text:span text:style-name="T1"><text:tab/>μ+ <text:s text:c="23"/></text:span><text:span text:style-name="T2">→</text:span><text:span text:style-name="T1"> <text:s text:c="7"/>e+ <text:s text:c="7"/>+ <text:s text:c="5"/>ve <text:s text:c="8"/>+ <text:s text:c="4"/>anti-vμ</text:span></text:p>
      <text:p text:style-name="P3"><text:tab/>the anti-muon decays to anti-electron, electron neutrino and anti-muon neutrino</text:p>
      <text:p text:style-name="P3"/>
      <text:p text:style-name="P5"><text:span text:style-name="T1"><text:tab/>μ- <text:s text:c="9"/></text:span><text:span text:style-name="T2">→</text:span><text:span text:style-name="T1"> <text:s text:c="6"/>e- <text:s text:c="9"/>+ <text:s text:c="4"/>anti-ve <text:s text:c="9"/>+ <text:s text:c="2"/>vμ</text:span></text:p>
      <text:p text:style-name="P3"><text:tab/>The muon decays to electron, anti-electron neutrino <text:s/>and muon neutrino</text:p>
      <text:p text:style-name="P3"/>
      <text:p text:style-name="P3"><text:tab/>This is a good place to look at rules for particle interaction. Notice first, that the charge stays the <text:tab/>same on both sides of the decay, so charge is conserved. Both the muon and the electron are in <text:tab/>the lepton family, but particle physicists say they have different “flavor”, muon flavor and <text:tab/>electron flavor. Notice too that there is still a flavor representative from the muon after the <text:tab/>decay has happened. If it was an anti-muon, then its an anti-muon neutrino, if it was a muon, <text:tab/>then its a muon neutrino. The decay process as preserved the “anti-” quality of the muon flavor <text:tab/>lepton from the start to finish.</text:p>
      <text:p text:style-name="P3"/>
      <text:p text:style-name="P3"><text:tab/>A very similar thing has happened to the lepton with electron flavor. Before the decay there was <text:tab/>no electron flavor at all. After the decay, either the electron or the neutrino was an anti-particle, <text:tab/>the other wasn't. Its like adding +1 and -1 to get zero, so there is still zero electron flavor at the <text:tab/>end of the reaction. In this reaction we have conserved leptons, conserved lepton flavor, and <text:tab/>conserved particles and anti-particles! Three new particle physics conservation laws to go along <text:tab/>with the familiar conservation of energy ahd conservation of vector momentum.</text:p>
      <text:p text:style-name="P3"/>
      <text:p text:style-name="P3"><text:tab/>You will be collecting actual data from real events. This will provide us data that tells us about <text:tab/>the amount of energy that was present in the interaction and how quickly the decay happened. <text:tab/>You will also be discovering some of the limitations of experiments and getting a better <text:tab/>understanding of how research scientists do their job.</text:p>
      <text:p text:style-name="P3"/>
      <text:p text:style-name="P3">4. The list of entries provided for students in this introductory activity are placed in order from easiest to more difficult. All of these entries come from the 1020/10 v7r5p1 run/subrun (1020 is the run, and 10 the subrun). Make sure that your students know that once they have the appropriate run/subrun <text:soft-page-break/>selected they will not need to change it each time they enter a new entry. We have included a key for teachers to print out and have available for ease in dealing with student questions and difficulties, with some notes about the different events and what students might find challenging. Note that there may be minor differences between the data in the teacher key and the data the students are collecting, as MINERvA is an experiment that is still undergoing minor design alterations and adjustments for optimal data collecting for a number of specialized areas of study. Any change that occurs should be minor and not impact student results at all, as they are not calculating beyond the length of time of decay in this exercise. Note entry number 153 has two events. Students may or may not catch this, but it can be a point for class discussion later.</text:p>
      <text:p text:style-name="P3"/>
      <text:p text:style-name="P3"><text:tab/>Try Events: All in 1020/10 v7r5p1</text:p>
      <text:p text:style-name="P3"><text:tab/>121, 333; 35; 929; 153; 885; 248; 398; 484; <text:s/>and 723 in that order.</text:p>
      <text:p text:style-name="P3"><text:tab/>Note for teachers: these are approximately in order according to difficulty.</text:p>
      <text:p text:style-name="P3"/>
      <text:p text:style-name="P3">5. Below are the list of general observation rules that students have been given in the activity. It may be advantageous <text:s/>to go over these with students and point out via projector on the board the specific points that each brings up. If you are adapting this activity for more inquiry for students you may choose to omit some of these rules, or challenge the students to determine the set of rules as part of their investigation.</text:p>
      <text:p text:style-name="P3"><text:tab/></text:p>
      <text:p text:style-name="P3"><text:tab/>General observation rules</text:p>
      <text:p text:style-name="P3">1.Concentrate efforts on left segment in the BigXZ view. Events will be outside of the ECAL and HCAL zones. Most reliable muon decay events will happen in this region given the normal decay time for muons to Michel electrons. (about 2.2 microseconds).</text:p>
      <text:p text:style-name="P3">2.Look for a track that ends in the left segment of the Big XZ segment, and then continues later in a different direction, usually with a fairly short track one to two segments long, sometimes up to four or five. See one segment marked in above graphic for an indication of size.</text:p>
      <text:p text:style-name="P3">3.Most entries have fewer than ten slices, but some go for a greater number of slices. Sometimes the muon will stop in one slice, and the electron will continue in the next slice, sometimes there are two to many slices between the stopping of the muon and the continuation of the electron.</text:p>
      <text:p text:style-name="P3">4.There may be a short gap between the end of one track and the beginning of another- usually not more than a segment across or up or down from the end of the first track.</text:p>
      <text:p text:style-name="P3">5.Paths don't always go forward, they can also go back or any other direction.</text:p>
      <text:p text:style-name="P3">6.Decays other than muon to michel electron are possible, so students may see slice sequences that suggest three events in a row- such as a pion decaying to a muon and then the muon decaying to an electron.</text:p>
      <text:p text:style-name="P3"/>
      <text:p text:style-name="P3">6. Below are the follow up questions provided to the students along with an answer key.</text:p>
      <text:p text:style-name="P3"/>
      <text:p text:style-name="P3">Activity 1 Follow Up Questions Answer Key<text:tab/></text:p>
      <text:p text:style-name="P3">Getting Started- Arachne Basics</text:p>
      <text:p text:style-name="P3"/>
      <text:p text:style-name="P3">Follow Up Questions</text:p>
      <text:p text:style-name="P3">1. How many tracks make up entry 845? Use the 3D image as well as the Big XZ view to help you puzzle this out.</text:p>
      <text:p text:style-name="P3">There are 7 tracks!</text:p>
      <text:p text:style-name="P3"/>
      <text:p text:style-name="P3">2.Which entries seemed easy to determine what happened? List them here:______________________</text:p>
      <text:p text:style-name="P3">Accept any reasonable answers. <text:s/>Students should state that the easier tracks were those which had only <text:soft-page-break/>one track and the electron followed directly behind in the next slice. Entries 121, 333, 35, and 929 are pretty straight forward, entries after those could be more challenging for students.</text:p>
      <text:p text:style-name="P3"/>
      <text:p text:style-name="P3">3. Which entries were harder to figure out and may have had you arguing with your partner? List them here:________________</text:p>
      <text:p text:style-name="P3">Accept any reasonable answers. <text:s/>Student’s answers should reflect that the events which were a few slices away from one another were a little more difficult as well as those with more than one track in a slice. Entry 153 is a double event, some students may find this.</text:p>
      <text:p text:style-name="P3"/>
      <text:p text:style-name="P3">4. What made the entries in question 3 harder to figure out?</text:p>
      <text:p text:style-name="P3">See answer in question 3.</text:p>
      <text:p text:style-name="P3"/>
      <text:p text:style-name="P3">5. Did you find any entries with more than one decay event present? <text:s/>Which entry(s) were they?</text:p>
      <text:p text:style-name="P3">Yes, event 153 was a double decay event. <text:s/>The second track was close to the edge of the detector but still was a viable event.</text:p>
      <text:p text:style-name="P3"><text:s text:c="13"/></text:p>
      <text:p text:style-name="P3">6. How do you think scientists looking at this data deal with different interpretations of the data? How do they figure out what parameters to use to describe an event?</text:p>
      <text:p text:style-name="P3"><text:tab/>There are several ways to approach this answer. One way is to begin a discussion about how collaboration among many scientists, engineers, etc. is a very valuable thing. One person alone has only their own knowledge to draw upon. Along with more people follows a larger knowledge base, more ideas, and more talent to make the experiment even more valuable than it was ever dreamed. The trick is to stay open minded as a team member and value others’ thoughts and ideas.</text:p>
      <text:p text:style-name="P3"><text:tab/>It is also possible that the data really is consistent with multiple interesting interpretations! Scientific data isn't like an odd-numbered textbook question with the answer in the back. Having discussed the different interpretations with colleagues, it may be clear what kind of follow-up analysis would reveal the correct interpretation. Maybe a new, modified experiment is needed to sort out what is really going on.</text:p>
      <text:p text:style-name="P3"><text:tab/>Another discussion that can be brought up is the idea that the data often does bring about a difference of opinion. Sometimes strong biases are formed based on past experiences and pet projects. Sometimes the bias is toward the most interesting or glamorous interpretation rather than the simplest or less exciting. This can be a very dangerous thing, the team might put a lot of effort into pursuing or even publishing what turns out to be an incorrect interpretation. Team members must always keep the project goals in the forefront and make sure they are being met. Lots of valuable discussions often take place in order to decide how to interpret the data and make decisions on what avenue to follow next.</text:p>
      <text:p text:style-name="P3">XI. Activity 2- Observing Muon Decay</text:p>
      <text:p text:style-name="P3">Teachers Guide</text:p>
      <text:p text:style-name="P3"/>
      <text:p text:style-name="P3">Observing Muon Decay- Teacher Notes</text:p>
      <text:p text:style-name="P3">1. Students should now have a pretty good idea of what they are looking from in muon decay events, the next activity has them taking a more specific look at more events and calculating average lifetime and average half life for both a small and a large set of data. They will also take a look at energy and explore how it is conserved in the muon decay process.</text:p>
      <text:p text:style-name="P3"/>
      <text:p text:style-name="P3">2. The materials needed list is provided, and very similar to the materials needed for the first activity. The main difference being the use of an excel spreadsheet, which will allow easier compilation and analysis of a larger set of data. You will need to provide clear instructions for students before beginning the activity as to where they should save their data. You will want to set up a general location where all students can add their data to a growing database, so that all are easily combined into one spreadsheet.</text:p>
      <text:p text:style-name="P3"><text:soft-page-break/></text:p>
      <text:p text:style-name="P3"><text:tab/>Materials Needed</text:p>
      <text:p text:style-name="P3"><text:tab/>Website access to Arachne</text:p>
      <text:p text:style-name="P3"><text:tab/>Excel Data Sheet (Hard copy and/or computer access)</text:p>
      <text:p text:style-name="P3"><text:tab/>Calculators</text:p>
      <text:p text:style-name="P3"><text:tab/>Follow-up Questions</text:p>
      <text:p text:style-name="P3"><text:tab/>Graph Paper</text:p>
      <text:p text:style-name="P3"/>
      <text:p text:style-name="P3">3. Students will be working with a new set of entries, this time each group will have a different set to work with for analysis. They will need the list of event data for their group. Give them a copy of the simple list provided in the lab procedure and make sure they know which data set they are working with. They will need to have complex web addresses for accessing these events in Arachne. These addresses have been provided in a different document which will need to be accessible via computer, this may be a database provided on the website where you downloaded this material. Some operating systems will permit a double click on the web link and will automatically go there, others will require a right click and select the open hyperlink option. Point this out for students, so they are prepared. Once they have reached a particular run/subrun set they will be able to request entries in the same way they did in activity 1. Remind them to watch for when their run/subrun data list changes, then they will need to refer back to the link to access the new run. These addresses are far too long and complex to expect anyone to want to type them in, so web access to the list is critical.</text:p>
      <text:p text:style-name="P3"/>
      <text:p text:style-name="P3">In the procedure, students are to work in pairs, this is helpful in managing the data efficiently. You will need to decide ahead of the lab if you want students to enter data in the spradsheet as they go, or whether you would rather have them enter it later. This will depend on the number of computers</text:p>
      <text:p text:style-name="P3">available for them to use. If there are enough computers for teams to sit side by side at two different computers, entering data in the spreadsheet at the same time as they view it on the next computer works well. You can also have students jot down data on a hard copy and then flip between applications to enter it as they go as well. Otherwise, determine where in the process you would like them to enter data in the spreadsheet and be sure that students are clear on where they should do that.</text:p>
      <text:p text:style-name="P3"/>
      <text:p text:style-name="P3">4. After students have collected their data, they will be instructed to analyze their small set of data for average lifetime and average half-life. You should expect quite a bit of variation in the data obtained from this small data set. <text:s/>They will compare their answers with three other groups to see what kind of variation there is in the data sets. You can choose to stop students and do some analysis at this point in the process, and talk about the difficulties with small data sets and variations in results. You may want to wait until all have completed their data analysis of both their small group and whole class set, this will depend on the type of student groups you are working with, and whether they will need some additional reinforcement that they are on the right track before proceding to the next part of the activity.</text:p>
      <text:p text:style-name="P3"/>
      <text:p text:style-name="P3">5. Data Sets listed below. Some data sets have entries with two events. These are marked below with an asterisk by the entry numbers. Student lists do not have these asterisks, so they will not know when to expect more than one event in an entry. Most groups have at least one entry with two, several groups will have two entries with two events each, and several have no entries with more than one event.</text:p>
      <text:p text:style-name="P3"/>
      <text:p text:style-name="P3">Data Sets</text:p>
      <text:p text:style-name="P3">Group 1<text:tab/><text:tab/><text:tab/> <text:s text:c="9"/>Group 2<text:tab/><text:tab/><text:tab/><text:tab/> <text:s text:c="6"/>Group 3<text:tab/><text:tab/></text:p>
      <text:p text:style-name="P3"/>
      <text:p text:style-name="P3"/>
      <text:p text:style-name="P3">Group 4<text:tab/><text:tab/><text:tab/><text:tab/>Group 5<text:tab/><text:tab/><text:tab/> <text:s text:c="9"/>Group 6</text:p>
      <text:p text:style-name="P3"><text:soft-page-break/></text:p>
      <text:p text:style-name="P3">Group 7<text:tab/><text:tab/><text:tab/><text:tab/>Group 8<text:tab/><text:tab/><text:tab/> <text:s text:c="7"/>Group 9</text:p>
      <text:p text:style-name="P3"/>
      <text:p text:style-name="P3"><text:tab/><text:tab/><text:tab/> <text:s text:c="6"/><text:tab/><text:tab/><text:tab/><text:tab/> <text:s text:c="7"/></text:p>
      <text:p text:style-name="P3"/>
      <text:p text:style-name="P3"><text:tab/><text:tab/><text:tab/> <text:s text:c="7"/><text:tab/><text:tab/><text:tab/><text:tab/> <text:s text:c="6"/></text:p>
      <text:p text:style-name="P3"/>
      <text:p text:style-name="P3"/>
      <text:p text:style-name="P3"/>
      <text:p text:style-name="P3"/>
      <text:p text:style-name="P3"/>
      <text:p text:style-name="P3">Group 10<text:tab/><text:tab/><text:tab/> <text:s text:c="9"/>Group 11<text:tab/> <text:s text:c="3"/><text:tab/> <text:s text:c="19"/>Group 12</text:p>
      <text:p text:style-name="P3"/>
      <text:p text:style-name="P3"/>
      <text:p text:style-name="P3"/>
      <text:p text:style-name="P3"/>
      <text:p text:style-name="P3">Group 13<text:tab/><text:tab/><text:tab/><text:tab/>Group 14 <text:s text:c="4"/><text:tab/><text:tab/><text:tab/> <text:s text:c="7"/>Group 15</text:p>
      <text:p text:style-name="P3"><text:tab/><text:tab/><text:tab/><text:tab/><text:tab/><text:tab/><text:tab/> <text:s text:c="8"/></text:p>
      <text:p text:style-name="P3"/>
      <text:p text:style-name="P3"><text:s/>6. Students will be making a couple of histogram type graphs. You might want to allow them to determine their own parameters for graphing, or for ease of class discussion choose to have them use the same scale. For the energy graph 5 MeV intervals works pretty nicely ranging from 0-70 MeV. For the time difference every 500 ns works fairly well. The graph below shows a very large sample of data for the time difference.<text:tab/><text:tab/><text:tab/><text:tab/></text:p>
      <text:p text:style-name="P3"/>
      <text:p text:style-name="P3">Discussion of Measurement Uncertainties</text:p>
      <text:p text:style-name="P3">The results that students get for average lifetimes and average half-lives are likely to vary fairly dramatically. This is of course due to small sample size. Comparing the whole group sample size to the small individual groupings is a good discussion. </text:p>
      <text:p text:style-name="P3"/>
      <text:p text:style-name="P3">A step further is to take a look at the average lifetime data calculated by the individual groups, and calculate how much the data vary. This will be reassuring to those students who are likely to think that a value different from the “so called” right answer is wrong. The uncertainty of decay is an important concept in the bigger scientific picture that clearly tells us that things don't always fall exactly as a single accepted value says they should have. An easy way to do this in the classroom is to set up a range line on the board (see example graph below) and have students place their groups calculated value for average lifetime on the scale and include the value. Then it is an easy job to take the average of all of the individual group results, find the range of measurement variance, the largest variance from the average value is your error range. This is a reasonable estimate of event variance. If you would like to take your class further in this discussion, Googling standard deviation calculation is appropriate. You may have a student ideally suited for a little extra job along these lines.</text:p>
      <text:p text:style-name="P3"/>
      <text:p text:style-name="P3">Calculations for data provided</text:p>
      <text:p text:style-name="P3">Looking at only student small group results should result in an average lifetime for muons of 2.29 μs. Note this is converted from the nanoseconds used in the graphing activity to microseconds- just move the decimal three places to the left. The average muon half life should be somewhere in the range of 1.56 μs. </text:p>
      <text:p text:style-name="P3"/>
      <text:p text:style-name="P6"><text:span text:style-name="T1">If all of the student groups average time difference is calculated we get a range of times from 1.591 to </text:span><text:soft-page-break/><text:span text:style-name="T1">3.079 μs. The largest difference is 0.793 μs providing the error range for this set of data. The next step asks students to make the same calculations using the whole group data. The data yields 2.32 μs for the average lifetime in this scenario, and an average half life of 1.61 μs. Graphs below for time difference and visible energy, show the distribution for the assigned group data at the time of writing this gui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ichard Gran</meta:initial-creator>
    <meta:creation-date>2010-11-07T20:16:43</meta:creation-date>
    <meta:document-statistic meta:table-count="1" meta:image-count="0" meta:object-count="0" meta:page-count="21" meta:paragraph-count="254" meta:word-count="8280" meta:character-count="49357"/>
    <dc:date>2010-11-07T20:41:05</dc:date>
    <dc:creator>Richard Gran</dc:creator>
    <meta:editing-duration>PT00H08M18S</meta:editing-duration>
    <meta:editing-cycles>1</meta:editing-cycles>
    <meta:generator>OpenOffice.org/3.2$Unix OpenOffice.org_project/320m12$Build-9483</meta:generator>
  </office:meta>
</office:document-meta>
</file>